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justify" fo:line-height="150%"/>
      <style:text-properties style:font-name="Times New Roman" style:font-size-complex="14pt"/>
    </style:style>
    <style:style style:name="P2" style:parent-style-name="Standard" style:family="paragraph">
      <style:paragraph-properties fo:text-align="justify" fo:line-height="150%"/>
      <style:text-properties style:font-name="Times New Roman" style:font-size-complex="14pt"/>
    </style:style>
    <style:style style:name="P3" style:parent-style-name="Standard" style:family="paragraph">
      <style:paragraph-properties fo:text-align="justify" fo:line-height="150%"/>
      <style:text-properties style:font-name="Times New Roman" style:font-size-complex="14pt"/>
    </style:style>
    <style:style style:name="P4" style:parent-style-name="Standard" style:family="paragraph">
      <style:paragraph-properties fo:text-align="justify" fo:line-height="150%"/>
      <style:text-properties style:font-name="Times New Roman" style:font-size-complex="14pt"/>
    </style:style>
    <style:style style:name="P5" style:parent-style-name="Standard" style:family="paragraph">
      <style:paragraph-properties fo:text-align="justify" fo:line-height="150%"/>
    </style:style>
    <style:style style:name="T6" style:parent-style-name="Основнойшрифтабзаца" style:family="text">
      <style:text-properties style:font-name="Times New Roman" style:font-size-complex="14pt"/>
    </style:style>
    <style:style style:name="P7" style:parent-style-name="Standard" style:family="paragraph">
      <style:paragraph-properties fo:text-align="justify" fo:line-height="150%"/>
    </style:style>
    <style:style style:name="T8" style:parent-style-name="Основнойшрифтабзаца" style:family="text">
      <style:text-properties style:font-name="Times New Roman" style:font-size-complex="14pt"/>
    </style:style>
    <style:style style:name="T9" style:parent-style-name="Основнойшрифтабзаца" style:family="text">
      <style:text-properties style:font-name="Times New Roman" style:font-size-complex="14pt"/>
    </style:style>
    <style:style style:name="T10" style:parent-style-name="Основнойшрифтабзаца" style:family="text">
      <style:text-properties style:font-name="Times New Roman" style:font-size-complex="14pt"/>
    </style:style>
    <style:style style:name="T11" style:parent-style-name="Основнойшрифтабзаца" style:family="text">
      <style:text-properties style:font-name="Liberation Serif" style:font-size-complex="14pt"/>
    </style:style>
    <style:style style:name="T12" style:parent-style-name="Основнойшрифтабзаца" style:family="text">
      <style:text-properties style:font-name="Times New Roman" style:font-size-complex="14pt"/>
    </style:style>
    <style:style style:name="T13" style:parent-style-name="Основнойшрифтабзаца" style:family="text">
      <style:text-properties style:font-name="Times New Roman" style:font-size-complex="14pt"/>
    </style:style>
    <style:style style:name="P14" style:parent-style-name="Standard" style:family="paragraph">
      <style:paragraph-properties fo:text-align="justify" fo:line-height="150%"/>
    </style:style>
    <style:style style:name="T15" style:parent-style-name="Основнойшрифтабзаца" style:family="text">
      <style:text-properties style:font-name="Times New Roman" style:font-size-complex="14pt"/>
    </style:style>
    <style:style style:name="P16" style:parent-style-name="Standard" style:family="paragraph">
      <style:paragraph-properties fo:text-align="justify" fo:line-height="150%"/>
    </style:style>
    <style:style style:name="T17" style:parent-style-name="Основнойшрифтабзаца" style:family="text">
      <style:text-properties style:font-name="Times New Roman" style:font-size-complex="14pt"/>
    </style:style>
    <style:style style:name="T18" style:parent-style-name="Основнойшрифтабзаца" style:family="text">
      <style:text-properties style:font-name="Liberation Serif" fo:font-size="10pt" style:font-size-asian="10pt" style:font-size-complex="14pt"/>
    </style:style>
    <style:style style:name="T19" style:parent-style-name="Основнойшрифтабзаца" style:family="text">
      <style:text-properties style:font-name="Times New Roman" style:font-size-complex="14pt"/>
    </style:style>
    <style:style style:name="T20" style:parent-style-name="Основнойшрифтабзаца" style:family="text">
      <style:text-properties style:font-name="Times New Roman" style:font-size-complex="14pt"/>
    </style:style>
    <style:style style:name="T21" style:parent-style-name="Основнойшрифтабзаца" style:family="text">
      <style:text-properties style:font-name="Times New Roman" style:font-size-complex="14pt"/>
    </style:style>
    <style:style style:name="T22" style:parent-style-name="Основнойшрифтабзаца" style:family="text">
      <style:text-properties style:font-name="Times New Roman" style:font-size-complex="14pt"/>
    </style:style>
    <style:style style:name="T23" style:parent-style-name="Основнойшрифтабзаца" style:family="text">
      <style:text-properties style:font-name="Times New Roman" style:font-size-complex="14pt"/>
    </style:style>
    <style:style style:name="T24" style:parent-style-name="Основнойшрифтабзаца" style:family="text">
      <style:text-properties style:font-name="Times New Roman" style:font-size-complex="14pt"/>
    </style:style>
    <style:style style:name="P25" style:parent-style-name="Standard" style:family="paragraph">
      <style:paragraph-properties fo:text-align="justify" fo:line-height="150%"/>
    </style:style>
    <style:style style:name="P26" style:parent-style-name="Standard" style:family="paragraph">
      <style:paragraph-properties fo:text-align="justify" fo:line-height="150%"/>
    </style:style>
    <style:style style:name="P27" style:parent-style-name="Firstlineindent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start" style:line-height-at-least="0in"/>
    </style:style>
    <style:style style:name="T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T30" style:parent-style-name="Основнойшрифтабзаца" style:family="text">
      <style:text-properties style:font-name="Times New Roman" style:font-name-complex="Times New Roman" style:font-size-complex="14pt"/>
    </style:style>
    <style:style style:name="P31" style:parent-style-name="Обычный" style:family="paragraph">
      <style:paragraph-properties fo:text-align="justify" fo:line-height="150%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justify" fo:line-height="150%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justify" fo:line-height="150%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line-height="150%"/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start" style:line-height-at-least="0in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font-weight-complex="bold" style:font-size-complex="14pt"/>
    </style:style>
    <style:style style:name="P49" style:parent-style-name="Обычный" style:family="paragraph">
      <style:paragraph-properties fo:text-align="justify" fo:line-height="150%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/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start" style:line-height-at-least="0in"/>
    </style:style>
    <style:style style:name="P59" style:parent-style-name="Standard" style:family="paragraph">
      <style:paragraph-properties fo:text-align="start" style:line-height-at-least="0in"/>
      <style:text-properties style:font-name="Times New Roman" fo:font-weight="bold" style:font-weight-asian="bold" style:font-weight-complex="bold" style:font-size-complex="14pt"/>
    </style:style>
    <style:style style:name="P60" style:parent-style-name="Standard" style:family="paragraph">
      <style:paragraph-properties fo:text-align="justify" fo:line-height="150%"/>
      <style:text-properties fo:font-weight="bold" style:font-weight-asian="bold" style:font-weight-complex="bold" style:font-size-complex="14pt"/>
    </style:style>
  </office:automatic-styles>
  <office:body>
    <office:text text:use-soft-page-breaks="true">
      <text:p text:style-name="P1"><text:bookmark-start text:name="__DdeLink__26555_684075566"/>Описание бизнес-процесса<text:bookmark-end text:name="__DdeLink__26555_684075566"/><text:s/>ведения журнала учета разрешения замены материала.</text:p>
      <text:p text:style-name="P2"><text:tab/></text:p>
      <text:p text:style-name="P3"><text:tab/>Бизнес-процесс — последовательность взаимосвязанных операций, которые выполняются на предприятии для достижения определенной цели или результата.<text:s/>Бизнес-процесс включает различные этапы и задачи, которые должны быть выполнены в определенном порядке и с определенными ресурсами.</text:p>
      <text:p text:style-name="P4"><text:tab/>Из информационной системы <text:s/>«Планирование производства» формируется список ДСЕ разрешенных к запуску, на основе которого<text:s/><text:bookmark-start text:name="__DdeLink__50249_3962206111"/>ПДГ<text:bookmark-end text:name="__DdeLink__50249_3962206111"/><text:s/>запрашивает наличие материала на складе и в случае наличия указанного материала создает СП на изготовление ДСЕ. СП сохраняется в информационной системе <text:s/>«Учета движения ДСЕ», после чего ПДГ печатает СП. После печати паспорт становится недоступным для удаления и для изменения основной информации по паспорту (шапки).</text:p>
      <text:p text:style-name="P5"><text:span text:style-name="T6"><text:tab/>На основании СП мастер создает заявку на получение материала. После этого <text:s/>кладовщик склада материалов выдаёт материал мастеру. После получения <text:s/>материала, мастер создает СЗ и вместе с материалом <text:s/>передает его рабочему. Рабочий получает материал, СЗ и выполняет <text:s/>операции по СЗ. После выполнения СЗ мастер проверяет выполнение задания.</text:span></text:p>
      <text:p text:style-name="P7"><text:span text:style-name="T8"><text:tab/></text:span><text:bookmark-start text:name="__DdeLink__47971_684075566"/><text:span text:style-name="T9">Если изготовление ДСЕ завершено</text:span><text:bookmark-end text:name="__DdeLink__47971_684075566"/><text:span text:style-name="T10"><text:s/>и выполнена последняя операция <text:s/>маршрута паспорта, то мастер проверяет работу и передаёт контролеру. Контролер проводит контрольные мероприятия, если контроль не пройден, то<text:s/></text:span><text:span text:style-name="T11">ДСЕ передаётся для<text:s/></text:span><text:span text:style-name="T12">работы с несоответствиями. Иначе контролер устанавливает признак готовности <text:s/>ДСЕ, признак готовности сохраняется в ИС. Далее ДСЕ передается на склад готовых ДСЕ по сдаточной накладной, после подтверждения кладовщиком склада ДСЕ сдаточной накладной происходит выгрузка отметки о выполнени</text:span><text:span text:style-name="T13">и позиции плана в ИС «Планирование производства».</text:span></text:p>
      <text:p text:style-name="P14"><text:span text:style-name="T15"><text:tab/><text:s/>Если изготовление ДСЕ не завершено и <text:s/>следующая операция не в этом цехе, то мастер <text:s/>передает материал кладовщику на склад для направления далее по маршруту , кладовщик передаёт ДСЕ по сдаточной накладной. При этом после подтверждения кладовщиком склада ДСЕ сдаточной накладной, происходит выгрузка отметки о выполнении позиции плана в ИС «Планирование производства». Если следующая операция в этом же цехе, то мастер формирует новое задание и передает его рабочему.</text:span></text:p>
      <text:p text:style-name="P16"><text:span text:style-name="T17"><text:tab/>В случае отсутствия на складе материалов материала с номенклатурным номером указанным в ВМ,<text:s/></text:span><text:span text:style-name="T18"><text:s/></text:span><text:span text:style-name="T19">ПДГ инициирует процесс «замены материала», формирует заявку на центральный склад, необходимый для изготовления ДСЕ, если на центральном складе есть материала то он отправляется на склад материалов и далее создается СП. Если материала нет на центральном складе формируется заявка на замену материала, запрашивается согласование на смену материала у технолога. Технолог утверждает замену и выпускает<text:s/></text:span><text:bookmark-start text:name="__DdeLink__35687_2264460338"/><text:span text:style-name="T20">предварительное извещение</text:span><text:bookmark-end text:name="__DdeLink__35687_2264460338"/><text:span text:style-name="T21">, далее ПДГ вносит запись в электронный журнал учета разрешений и создает СП. В журнал в</text:span><text:span text:style-name="T22">носятся данные:<text:s/></text:span><text:bookmark-start text:name="__DdeLink__2555_4143809137"/><text:span text:style-name="T23">№ СП, номер цеха, номер пункта разрешения, материал ТП, документ разрешающий запуск материала, примечание ПИ, ответственный за паспорт, ответственный за материал</text:span><text:bookmark-end text:name="__DdeLink__2555_4143809137"/><text:span text:style-name="T24">, эти данные сохраняются в журнале учета разрешения. Мое веб-приложение реализует данный функционал, что поможет автоматизировать, ускорить <text:s/>и получить аналитическую информацию о проценте замен материала за заданный период. Также реализована возможность формирования печатного документа по запросу пользователя.</text:span></text:p>
      <text:p text:style-name="P25"/>
      <text:p text:style-name="P26"/>
      <text:p text:style-name="P27">Перечень используемых сокращений</text:p>
      <text:p text:style-name="P28"><text:span text:style-name="T29">ВМ</text:span><text:span text:style-name="T30"><text:s/>— ведомость материалов</text:span></text:p>
      <text:p text:style-name="P31"><text:bookmark-start text:name="__DdeLink__70388_684075566"/><text:span text:style-name="T32">ДСЕ</text:span><text:span text:style-name="T33"><text:tab/></text:span><text:span text:style-name="T34">—</text:span><text:span text:style-name="T35"><text:s/>деталь, сборочная единица</text:span></text:p>
      <text:p text:style-name="P36"><text:span text:style-name="T37">ИС —</text:span><text:span text:style-name="T38"><text:s/>информационная система</text:span><text:bookmark-end text:name="__DdeLink__70388_684075566"/></text:p>
      <text:p text:style-name="P39"><text:bookmark-start text:name="__DdeLink__51672_3962206111"/><text:span text:style-name="T40">Маршрут</text:span><text:span text:style-name="T41"><text:s/>— документ, определяющий последовательность операций изготовления продукции</text:span><text:bookmark-end text:name="__DdeLink__51672_3962206111"/></text:p>
      <text:p text:style-name="P42"><text:bookmark-start text:name="__DdeLink__51670_3962206111"/><text:span text:style-name="T43">ПДГ —<text:s/></text:span><text:span text:style-name="T44">производственно диспетчерская группа (производственное<text:s/></text:span><text:span text:style-name="T45">подразделение)</text:span><text:bookmark-end text:name="__DdeLink__51670_3962206111"/></text:p>
      <text:p text:style-name="P46"><text:span text:style-name="T47">ПИ - <text:s/></text:span><text:span text:style-name="T48">предварительное извещение</text:span></text:p>
      <text:p text:style-name="P49"><text:span text:style-name="T50">СЗ —</text:span><text:span text:style-name="T51"><text:s/>сменное задание</text:span></text:p>
      <text:p text:style-name="P52"><text:span text:style-name="T53">СП —<text:s/></text:span><text:span text:style-name="T54">сопроводительный паспорт</text:span></text:p>
      <text:p text:style-name="P55"><text:bookmark-start text:name="__DdeLink__51668_3962206111"/><text:span text:style-name="T56">ТП —</text:span><text:span text:style-name="T57"><text:s/>технологический процесс</text:span><text:bookmark-end text:name="__DdeLink__51668_3962206111"/></text:p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Firstlineindent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PT Astra Serif" style:font-name-asian="PT Astra Serif" style:font-name-complex="PT Astra Serif" fo:font-size="14pt" style:font-size-asian="14pt" fo:hyphenate="false"/>
    </style:style>
    <style:style style:name="Heading" style:display-name="Heading" style:family="paragraph" style:parent-style-name="Standard" style:next-style-name="Firstlineindent">
      <style:text-properties fo:font-weight="bold" style:font-weight-asian="bold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0.5pt" style:font-size-asian="10.5pt" fo:hyphenate="false"/>
    </style:style>
    <style:style style:name="Названиеобъекта" style:display-name="Название объекта" style:family="paragraph" style:parent-style-name="Standard">
      <style:text-properties style:font-name-complex="Lohit Devanagari" fo:hyphenate="false"/>
    </style:style>
    <style:style style:name="Index" style:display-name="Index" style:family="paragraph" style:parent-style-name="Standard">
      <style:paragraph-properties fo:text-align="start"/>
      <style:text-properties style:font-name-complex="Lohit Devanagari" fo:font-size="10.5pt" style:font-size-asian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Заголовок" style:display-name="Заголовок" style:family="paragraph" style:parent-style-name="Standard" style:next-style-name="Firstlineindent">
      <style:paragraph-properties fo:margin-bottom="0.118in"/>
      <style:text-properties fo:font-weight="bold" style:font-weight-asian="bold" fo:font-size="10.5pt" style:font-size-asian="10.5pt" fo:hyphenate="false"/>
    </style:style>
    <style:style style:name="Подзаголовок" style:display-name="Подзаголовок" style:family="paragraph" style:parent-style-name="Standard" style:next-style-name="Firstlineindent">
      <style:paragraph-properties fo:text-align="justify" fo:margin-left="0.4923in">
        <style:tab-stops/>
      </style:paragraph-properties>
      <style:text-properties fo:font-weight="bold" style:font-weight-asian="bold" fo:font-size="10.5pt" style:font-size-asian="10.5pt"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style:style style:name="Hangingindent" style:display-name="Hanging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text-properties fo:hyphenate="false"/>
    </style:style>
    <style:style style:name="Приветствие" style:display-name="Приветствие" style:family="paragraph" style:parent-style-name="Standard">
      <style:text-properties fo:hyphenate="false"/>
    </style:style>
    <style:style style:name="Подпись" style:display-name="Подпись" style:family="paragraph" style:parent-style-name="Standard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hyphenate="false"/>
    </style:style>
    <style:style style:name="Numbering1Start" style:display-name="Numbering 1 Start" style:family="paragraph" style:parent-style-name="Список" style:next-style-name="Numbering1">
      <style:text-properties fo:hyphenate="false"/>
    </style:style>
    <style:style style:name="Numbering1" style:display-name="Numbering 1" style:family="paragraph" style:parent-style-name="Список" style:list-style-name="Numbering123">
      <style:text-properties fo:hyphenate="false"/>
    </style:style>
    <style:style style:name="Numbering1End" style:display-name="Numbering 1 End" style:family="paragraph" style:parent-style-name="Список" style:next-style-name="Numbering1">
      <style:text-properties fo:hyphenate="false"/>
    </style:style>
    <style:style style:name="Numbering1Cont." style:display-name="Numbering 1 Cont." style:family="paragraph" style:parent-style-name="Список">
      <style:text-properties fo:hyphenate="false"/>
    </style:style>
    <style:style style:name="Numbering2Start" style:display-name="Numbering 2 Start" style:family="paragraph" style:parent-style-name="Список" style:next-style-name="Numbering2">
      <style:text-properties fo:hyphenate="false"/>
    </style:style>
    <style:style style:name="Numbering2" style:display-name="Numbering 2" style:family="paragraph" style:parent-style-name="Список">
      <style:text-properties fo:hyphenate="false"/>
    </style:style>
    <style:style style:name="Numbering2End" style:display-name="Numbering 2 End" style:family="paragraph" style:parent-style-name="Список" style:next-style-name="Numbering2">
      <style:text-properties fo:hyphenate="false"/>
    </style:style>
    <style:style style:name="Numbering2Cont." style:display-name="Numbering 2 Cont." style:family="paragraph" style:parent-style-name="Список">
      <style:text-properties fo:hyphenate="false"/>
    </style:style>
    <style:style style:name="Numbering3Start" style:display-name="Numbering 3 Start" style:family="paragraph" style:parent-style-name="Список" style:next-style-name="Numbering3">
      <style:text-properties fo:hyphenate="false"/>
    </style:style>
    <style:style style:name="Numbering3" style:display-name="Numbering 3" style:family="paragraph" style:parent-style-name="Список">
      <style:text-properties fo:hyphenate="false"/>
    </style:style>
    <style:style style:name="Numbering3End" style:display-name="Numbering 3 End" style:family="paragraph" style:parent-style-name="Список" style:next-style-name="Numbering3">
      <style:text-properties fo:hyphenate="false"/>
    </style:style>
    <style:style style:name="Numbering3Cont." style:display-name="Numbering 3 Cont." style:family="paragraph" style:parent-style-name="Список">
      <style:text-properties fo:hyphenate="false"/>
    </style:style>
    <style:style style:name="Numbering4Start" style:display-name="Numbering 4 Start" style:family="paragraph" style:parent-style-name="Список" style:next-style-name="Numbering4">
      <style:text-properties fo:hyphenate="false"/>
    </style:style>
    <style:style style:name="Numbering4" style:display-name="Numbering 4" style:family="paragraph" style:parent-style-name="Список">
      <style:text-properties fo:hyphenate="false"/>
    </style:style>
    <style:style style:name="Numbering4End" style:display-name="Numbering 4 End" style:family="paragraph" style:parent-style-name="Список" style:next-style-name="Numbering4">
      <style:text-properties fo:hyphenate="false"/>
    </style:style>
    <style:style style:name="Numbering4Cont." style:display-name="Numbering 4 Cont." style:family="paragraph" style:parent-style-name="Список">
      <style:text-properties fo:hyphenate="false"/>
    </style:style>
    <style:style style:name="Numbering5Start" style:display-name="Numbering 5 Start" style:family="paragraph" style:parent-style-name="Список" style:next-style-name="Numbering5">
      <style:text-properties fo:hyphenate="false"/>
    </style:style>
    <style:style style:name="Numbering5" style:display-name="Numbering 5" style:family="paragraph" style:parent-style-name="Список">
      <style:text-properties fo:hyphenate="false"/>
    </style:style>
    <style:style style:name="Numbering5End" style:display-name="Numbering 5 End" style:family="paragraph" style:parent-style-name="Список" style:next-style-name="Numbering5">
      <style:text-properties fo:hyphenate="false"/>
    </style:style>
    <style:style style:name="Numbering5Cont." style:display-name="Numbering 5 Cont." style:family="paragraph" style:parent-style-name="Список">
      <style:text-properties fo:hyphenate="false"/>
    </style:style>
    <style:style style:name="List1Start" style:display-name="List 1 Start" style:family="paragraph" style:parent-style-name="Список" style:next-style-name="List1">
      <style:text-properties fo:hyphenate="false"/>
    </style:style>
    <style:style style:name="List1" style:display-name="List 1" style:family="paragraph" style:parent-style-name="Список" style:list-style-name="List1_1">
      <style:text-properties fo:hyphenate="false"/>
    </style:style>
    <style:style style:name="List1End" style:display-name="List 1 End" style:family="paragraph" style:parent-style-name="Список" style:next-style-name="List1">
      <style:text-properties fo:hyphenate="false"/>
    </style:style>
    <style:style style:name="List1Cont." style:display-name="List 1 Cont." style:family="paragraph" style:parent-style-name="Список">
      <style:text-properties fo:hyphenate="false"/>
    </style:style>
    <style:style style:name="List2Start" style:display-name="List 2 Start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>
      <style:text-properties fo:hyphenate="false"/>
    </style:style>
    <style:style style:name="List2End" style:display-name="List 2 End" style:family="paragraph" style:parent-style-name="Список" style:next-style-name="Список2">
      <style:text-properties fo:hyphenate="false"/>
    </style:style>
    <style:style style:name="List2Cont." style:display-name="List 2 Cont." style:family="paragraph" style:parent-style-name="Список">
      <style:text-properties fo:hyphenate="false"/>
    </style:style>
    <style:style style:name="List3Start" style:display-name="List 3 Start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>
      <style:text-properties fo:hyphenate="false"/>
    </style:style>
    <style:style style:name="List3End" style:display-name="List 3 End" style:family="paragraph" style:parent-style-name="Список" style:next-style-name="Список3">
      <style:text-properties fo:hyphenate="false"/>
    </style:style>
    <style:style style:name="List3Cont." style:display-name="List 3 Cont." style:family="paragraph" style:parent-style-name="Список">
      <style:text-properties fo:hyphenate="false"/>
    </style:style>
    <style:style style:name="List4Start" style:display-name="List 4 Start" style:family="paragraph" style:parent-style-name="Список" style:next-style-name="Список4">
      <style:text-properties fo:hyphenate="false"/>
    </style:style>
    <style:style style:name="Список4" style:display-name="Список 4" style:family="paragraph" style:parent-style-name="Список">
      <style:text-properties fo:hyphenate="false"/>
    </style:style>
    <style:style style:name="List4End" style:display-name="List 4 End" style:family="paragraph" style:parent-style-name="Список" style:next-style-name="Список4">
      <style:text-properties fo:hyphenate="false"/>
    </style:style>
    <style:style style:name="List4Cont." style:display-name="List 4 Cont." style:family="paragraph" style:parent-style-name="Список">
      <style:text-properties fo:hyphenate="false"/>
    </style:style>
    <style:style style:name="List5Start" style:display-name="List 5 Start" style:family="paragraph" style:parent-style-name="Список" style:next-style-name="Список5">
      <style:text-properties fo:hyphenate="false"/>
    </style:style>
    <style:style style:name="Список5" style:display-name="Список 5" style:family="paragraph" style:parent-style-name="Список">
      <style:text-properties fo:hyphenate="false"/>
    </style:style>
    <style:style style:name="List5End" style:display-name="List 5 End" style:family="paragraph" style:parent-style-name="Список" style:next-style-name="Список5">
      <style:text-properties fo:hyphenate="false"/>
    </style:style>
    <style:style style:name="List5Cont." style:display-name="List 5 Cont." style:family="paragraph" style:parent-style-name="Список"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text-properties fo:hyphenate="false"/>
    </style:style>
    <style:style style:name="Указатель3" style:display-name="Указатель 3" style:family="paragraph" style:parent-style-name="Index"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ContentsHeading" style:display-name="Contents Heading" style:family="paragraph" style:parent-style-name="Heading" style:nex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Headerleft" style:display-name="Head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erright" style:display-name="Foot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font-size="10.5pt" style:font-size-asian="10.5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fo:text-align="start"/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-asian="Source Han Sans CN Regular" style:font-name-complex="Lohit Devanagari" fo:hyphenate="false"/>
    </style:style>
    <style:style style:name="HorizontalLine" style:display-name="Horizontal Line" style:family="paragraph" style:parent-style-name="Standard" style:next-style-name="Textbody">
      <style:text-properties fo:font-size="10.5pt" style:font-size-asian="10.5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font-size="10.5pt" style:font-size-asian="10.5pt" fo:hyphenate="false"/>
    </style:style>
    <style:style style:name="Гриф_Экземпляр" style:display-name="Гриф_Экземпляр" style:family="paragraph" style:parent-style-name="Standard">
      <style:text-properties fo:font-size="12pt" style:font-size-asian="12pt" fo:hyphenate="false"/>
    </style:style>
    <style:style style:name="FigureIndexHeading" style:display-name="Figure Index Heading" style:family="paragraph" style:parent-style-name="Heading">
      <style:paragraph-properties text:number-lines="false"/>
      <style:text-properties fo:hyphenate="false"/>
    </style:style>
    <style:style style:name="Comment" style:display-name="Comment" style:family="paragraph" style:parent-style-name="Standard">
      <style:text-properties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омерстраницы" style:display-name="Номер страницы" style:family="text"/>
    <style:style style:name="Captioncharacters" style:display-name="Caption characters" style:family="text"/>
    <style:style style:name="DropCaps" style:display-name="Drop Cap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 fo:font-size="10.5pt" style:font-size-asian="10.5pt"/>
    </style:style>
    <style:style style:name="Example" style:display-name="Example" style:family="text">
      <style:text-properties style:font-name="Liberation Mono" style:font-name-asian="Liberation Mono" style:font-name-complex="Liberation Mono" fo:font-size="10.5pt" style:font-size-asian="10.5pt"/>
    </style:style>
    <style:style style:name="UserEntry" style:display-name="User Entry" style:family="text">
      <style:text-properties style:font-name="Liberation Mono" style:font-name-asian="Liberation Mono" style:font-name-complex="Liberation Mono" fo:font-size="10.5pt" style:font-size-asian="10.5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5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PT Astra Serif" style:font-name-asian="OpenSymbol" style:font-name-complex="OpenSymbol"/>
    </style:style>
    <style:style style:name="WW_CharLFO6LVL2" style:family="text">
      <style:text-properties style:font-name="PT Astra Serif" style:font-name-asian="OpenSymbol" style:font-name-complex="OpenSymbol"/>
    </style:style>
    <style:style style:name="WW_CharLFO6LVL3" style:family="text">
      <style:text-properties style:font-name="PT Astra Serif" style:font-name-asian="OpenSymbol" style:font-name-complex="OpenSymbol"/>
    </style:style>
    <style:style style:name="WW_CharLFO6LVL4" style:family="text">
      <style:text-properties style:font-name="PT Astra Serif" style:font-name-asian="OpenSymbol" style:font-name-complex="OpenSymbol"/>
    </style:style>
    <style:style style:name="WW_CharLFO6LVL5" style:family="text">
      <style:text-properties style:font-name="PT Astra Serif" style:font-name-asian="OpenSymbol" style:font-name-complex="OpenSymbol"/>
    </style:style>
    <style:style style:name="WW_CharLFO6LVL6" style:family="text">
      <style:text-properties style:font-name="PT Astra Serif" style:font-name-asian="OpenSymbol" style:font-name-complex="OpenSymbol"/>
    </style:style>
    <style:style style:name="WW_CharLFO6LVL7" style:family="text">
      <style:text-properties style:font-name="PT Astra Serif" style:font-name-asian="OpenSymbol" style:font-name-complex="OpenSymbol"/>
    </style:style>
    <style:style style:name="WW_CharLFO6LVL8" style:family="text">
      <style:text-properties style:font-name="PT Astra Serif" style:font-name-asian="OpenSymbol" style:font-name-complex="OpenSymbol"/>
    </style:style>
    <style:style style:name="WW_CharLFO6LVL9" style:family="text">
      <style:text-properties style:font-name="PT Astra Serif" style:font-name-asian="OpenSymbol" style:font-name-complex="OpenSymbol"/>
    </style:style>
    <text:list-style style:name="List1_1" style:display-name="List 1_1">
      <text:list-level-style-bullet text:level="1" text:style-name="WW_CharLFO6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6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6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6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6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6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6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6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6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Нумерованный1" style:display-name="Нумерованный 1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in" text:list-level-position-and-space-mode="label-alignment">
          <style:list-level-label-alignment text:label-followed-by="space" fo:margin-left="0in" fo:text-indent="0.7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in" text:list-level-position-and-space-mode="label-alignment">
          <style:list-level-label-alignment text:label-followed-by="space" fo:margin-left="0in" fo:text-indent="1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in" text:list-level-position-and-space-mode="label-alignment">
          <style:list-level-label-alignment text:label-followed-by="space" fo:margin-left="0in" fo:text-indent="1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in" text:list-level-position-and-space-mode="label-alignment">
          <style:list-level-label-alignment text:label-followed-by="space" fo:margin-left="0in" fo:text-indent="1.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in" text:list-level-position-and-space-mode="label-alignment">
          <style:list-level-label-alignment text:label-followed-by="space" fo:margin-left="0in" fo:text-indent="1.7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in" text:list-level-position-and-space-mode="label-alignment">
          <style:list-level-label-alignment text:label-followed-by="space" fo:margin-left="0in" fo:text-indent="2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in" text:list-level-position-and-space-mode="label-alignment">
          <style:list-level-label-alignment text:label-followed-by="space" fo:margin-left="0in" fo:text-indent="2.25in"/>
        </style:list-level-properties>
      </text:list-level-style-number>
    </text:list-style>
    <text:list-style style:name="Нумерованныйа" style:display-name="Нумерованный а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Нумерованныйдлятаблиц" style:display-name="Нумерованный для таблиц">
      <text:list-level-style-number text:level="1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creator>Cfs Vas</dc:creator>
    <meta:creation-date>2024-11-27T08:59:00Z</meta:creation-date>
    <dc:date>2025-03-17T10:55:00Z</dc:date>
    <meta:template xlink:href="Normal.dotm" xlink:type="simple"/>
    <meta:editing-cycles>70</meta:editing-cycles>
    <meta:editing-duration>PT62340S</meta:editing-duration>
    <meta:document-statistic meta:page-count="1" meta:paragraph-count="7" meta:word-count="545" meta:character-count="3650" meta:row-count="25" meta:non-whitespace-character-count="3112"/>
  </office:meta>
</office:document-meta>
</file>